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0810846" officeooo:paragraph-rsid="00810846" style:font-size-asian="14pt" style:font-size-complex="14pt"/>
    </style:style>
    <style:style style:name="P8" style:family="paragraph" style:parent-style-name="Standard">
      <style:text-properties fo:font-size="14pt" officeooo:rsid="00810846" officeooo:paragraph-rsid="0091e28d" style:font-size-asian="14pt" style:font-size-complex="14pt"/>
    </style:style>
    <style:style style:name="P9" style:family="paragraph" style:parent-style-name="Standard">
      <style:text-properties fo:font-size="14pt" officeooo:paragraph-rsid="0091e28d" style:font-size-asian="14pt" style:font-size-complex="14pt"/>
    </style:style>
    <style:style style:name="P10" style:family="paragraph" style:parent-style-name="Standard">
      <style:text-properties fo:font-size="14pt" officeooo:rsid="0091e28d" officeooo:paragraph-rsid="0091e28d" style:font-size-asian="14pt" style:font-size-complex="14pt"/>
    </style:style>
    <style:style style:name="P11" style:family="paragraph" style:parent-style-name="Standard">
      <style:text-properties fo:font-size="14pt" officeooo:rsid="0093b8d2" officeooo:paragraph-rsid="0093b8d2" style:font-size-asian="14pt" style:font-size-complex="14pt"/>
    </style:style>
    <style:style style:name="P12" style:family="paragraph" style:parent-style-name="Standard" style:list-style-name="L1">
      <style:text-properties fo:font-size="14pt" officeooo:rsid="0093b8d2" officeooo:paragraph-rsid="0093b8d2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paragraph-rsid="0091e28d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Courier 10 Pitch" fo:font-size="14pt" officeooo:rsid="0091e28d" officeooo:paragraph-rsid="0091e28d" style:font-size-asian="14pt" style:font-size-complex="14pt"/>
    </style:style>
    <style:style style:name="T1" style:family="text">
      <style:text-properties officeooo:rsid="0091e2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1">Pcrit for ZEN</text:span>.</text:p>
      <text:p text:style-name="P1">Richard Parker <text:span text:style-name="T1">23.5</text:span>.201<text:span text:style-name="T1">7</text:span></text:p>
      <text:p text:style-name="P5"/>
      <text:p text:style-name="P6">Section 1 – Introduction</text:p>
      <text:p text:style-name="P4"/>
      <text:p text:style-name="P7"><text:span text:style-name="T1">Now that Agner Fog has published his tables for the new AMD Ryzen chip, it becomes appropriate to start considering the best way to implement the "pcrit" routines for it. <text:s/>It seems clear that the chip is sufficiently different to warrant its own version. </text:span></text:p>
      <text:p text:style-name="P7"/>
      <text:p text:style-name="P13">Section <text:span text:style-name="T1">2</text:span> – <text:span text:style-name="T1">Mod 2 Brick Mad.</text:span></text:p>
      <text:p text:style-name="P9"/>
      <text:p text:style-name="P10">Here is a snippet of the HAS version. <text:s/>These seven instructions are repeated eight times in the main mod 2 brickmad, so this is clearly the place to start.</text:p>
      <text:p text:style-name="P8"/>
      <text:p text:style-name="P14"><text:s text:c="8"/>movq <text:s text:c="3"/>%rax,%rbp <text:s text:c="3"/>/* <text:s/>adslice 1 <text:s text:c="3"/>*/</text:p>
      <text:p text:style-name="P14"><text:s text:c="8"/>sarq <text:s text:c="3"/>$1,%rax <text:s text:c="5"/>/* <text:s/>shift slice 0*/</text:p>
      <text:p text:style-name="P14"><text:s text:c="8"/>andq <text:s text:c="3"/>$1920,%rax <text:s text:c="2"/>/* <text:s/>and slice 0*/</text:p>
      <text:p text:style-name="P14"><text:s text:c="8"/>vpxor <text:s text:c="3"/>14368(%rsi,%rcx),%ymm2,%ymm2</text:p>
      <text:p text:style-name="P14"><text:s text:c="8"/>vpxor <text:s text:c="3"/>14432(%rsi,%rcx),%ymm6,%ymm6</text:p>
      <text:p text:style-name="P14"><text:s text:c="8"/>vpxor <text:s text:c="3"/>0(%rsi,%rax),%ymm0,%ymm0</text:p>
      <text:p text:style-name="P14"><text:s text:c="8"/>vpxor <text:s text:c="3"/>64(%rsi,%rax),%ymm4,%ymm4</text:p>
      <text:p text:style-name="P8"/>
      <text:p text:style-name="P10">The first line (movq) starts with good news. <text:s/>This instruction is handled in the register renaming section of the pipeline and takes no resources at all.</text:p>
      <text:p text:style-name="P10"/>
      <text:p text:style-name="P10">The second line (sarq) is a shift (not by one place in the other seven copies!). <text:s/>It takes one mu-op executing in any of the four ALUs.</text:p>
      <text:p text:style-name="P10"/>
      <text:p text:style-name="P10">The third line (andq) again is one mu-op and can execute in any ALU.</text:p>
      <text:p text:style-name="P10"/>
      <text:p text:style-name="P10">The remaining four lines are two mu-ops each, and take a full clock-cycle's worth of bandwidth to the L1 cache, since they are fetched 128-bits at a time.</text:p>
      <text:p text:style-name="P10"/>
      <text:p text:style-name="P11">This means effectively that we are entirely limited by the fetching of data from L1, and that the more work we can do for each 128-bit fetch, the better off we will be.</text:p>
      <text:p text:style-name="P11"/>
      <text:p text:style-name="P11">This suggests that we should</text:p>
      <text:p text:style-name="P11"><text:soft-page-break/></text:p>
      <text:list xml:id="list6921148278887948163" text:style-name="L1">
        <text:list-item>
          <text:p text:style-name="P12">Try to find better codes, so that more work is done per fetch. <text:s/>In particular, we probably want to shorten the rows and increase </text:p>
        </text:list-item>
      </text:list>
      <text:p text:style-name="P10">adsf</text:p>
      <text:p text:style-name="P10">adsf</text:p>
      <text:p text:style-name="P10">ad</text:p>
      <text:p text:style-name="P10">fa</text:p>
      <text:p text:style-name="P10">dsf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5-23T08:58:50.799570455</dc:date>
    <meta:editing-duration>P4DT5H16M29S</meta:editing-duration>
    <meta:editing-cycles>405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26" meta:word-count="278" meta:character-count="1676" meta:non-whitespace-character-count="1323"/>
  </office:meta>
</office:document-meta>
</file>